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arsayılan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Varsayılan"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top="0cm" fo:margin-bottom="0.4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cm" fo:margin-bottom="0.3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cm" fo:margin-bottom="0.2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cm" fo:margin-bottom="0.1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cm" fo:margin-bottom="0.1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cm" fo:margin-bottom="0.1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cm" fo:margin-bottom="0.1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cm" fo:margin-bottom="0.1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ara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arsayılan" style:page-layout-name="PM1" draw:style-name="Mdp1"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ara&gt;</text:page-number></text:p>
        </draw:text-box>
      </draw:frame>
      <presentation:notes style:page-layout-name="PM0">
        <draw:page-thumbnail presentation:style-name="Varsayılan-title" draw:layer="backgroundobjects" svg:width="14.848cm" svg:height="11.135cm" svg:x="3.075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ara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3-18T16:19:46</meta:creation-date>
    <meta:editing-duration>PT00H00M26S</meta:editing-duration>
    <meta:editing-cycles>2</meta:editing-cycles>
    <dc:date>2009-03-18T16:20:09</dc:date>
    <meta:document-statistic meta:object-count="23"/>
    <meta:generator>OpenOffice.org/3.1$Linux OpenOffice.org_project/310m4$Build-9388</meta:generator>
  </office:meta>
</office:document-meta>
</file>